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L1">
      <style:paragraph-properties fo:text-align="justify" style:justify-single-word="false"/>
    </style:style>
    <style:style style:name="P5" style:family="paragraph" style:parent-style-name="Standard" style:list-style-name="L2">
      <style:paragraph-properties fo:text-align="justify" style:justify-single-word="false"/>
    </style:style>
    <style:style style:name="P6" style:family="paragraph" style:parent-style-name="Standard" style:list-style-name="L3"/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text-properties fo:font-style="italic" officeooo:paragraph-rsid="0014fa0d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ff"/>
    </style:style>
    <style:style style:name="T3" style:family="text">
      <style:text-properties officeooo:rsid="001478cb"/>
    </style:style>
    <style:style style:name="T4" style:family="text">
      <style:text-properties officeooo:rsid="0014fa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десь должно быть название</text:p>
      <text:h text:style-name="Heading_20_1" text:outline-level="1">Введение</text:h>
      <text:p text:style-name="P1">Тут должен быть краткий обзор предметной области (о моделировании (краткая классификация), мы выбираем имитационное моделирование, мелкозернистый параллелизм, его использования для моделирования)</text:p>
      <text:p text:style-name="P8"><text:span text:style-name="T4">Цель, актуальность, план следующего изложения.</text:span></text:p>
      <text:p text:style-name="Standard"/>
      <text:p text:style-name="P3">Необходимость постановки <text:span text:style-name="T2">опыта</text:span> <text:span text:style-name="T1">(или эксперимента)</text:span> над системой (под системой понимается совокупность объектов, функционирующих и взаимодействуюищих друг с другом для достижения определённой цели – <text:span text:style-name="T1">в [2] написано, что такое определение даётся в [Шмидт, Тэйлор, 1970]</text:span>) возникает постоянно и в самых различных в сферах деятельности, будь то физические процессы, экономические системы и т.д. Однако, во-первых, произвести эксперимент над реальной системой не всегда представляется возможным в силу того, что системы может вообще либо не существовать, либо после эксперимента будет невозможным её возвращение в начальное состояние, а во-вторых, опыт над реально существующей системой может оказаться слишком затратным. В таких случаях можно смоделировать опыт: построить модель – <text:span text:style-name="T2">упрощённый вариант системы</text:span> – и провести эксперимент уже над моделью.</text:p>
      <text:p text:style-name="P2">сказать, что моделирование может быть физическим, аналитическим, но мы будем рассматривать имитационное</text:p>
      <text:p text:style-name="P2">фраза о том, что без инструмента визуализации моделирование невозможно.</text:p>
      <text:h text:style-name="Heading_20_1" text:outline-level="1">Формирование требований</text:h>
      <text:p text:style-name="P3">Основными требованиями, предъявляемыми к системе, являются:</text:p>
      <text:list xml:id="list7912183071" text:style-name="L1">
        <text:list-item>
          <text:p text:style-name="P4">открытость</text:p>
        </text:list-item>
        <text:list-item>
          <text:p text:style-name="P4">адекватность проблемной области</text:p>
        </text:list-item>
      </text:list>
      <text:p text:style-name="P3">Свойство открытости включает в себя:</text:p>
      <text:list xml:id="list697815723" text:style-name="L2">
        <text:list-item>
          <text:p text:style-name="P5">Масштабируемость – система должна быть готова к изменениям, связанным с включением поддержки новых <text:span text:style-name="T2">форматов</text:span>, ранее не предусмотренных системой, т.к. требуется создание универсального инструмента, способного <text:span text:style-name="T2">визуализировать различные модели клеточных автоматов</text:span>.</text:p>
        </text:list-item>
        <text:list-item>
          <text:p text:style-name="P5">Переносимость – реализация модулей программы не должна быть привязана к какой-либо платформе. В системе будет допускаться привязкам отдельных реализаций некоторых компонентов к определённым платформам, но в целом система должна быть платформонезависимой.</text:p>
        </text:list-item>
        <text:list-item>
          <text:p text:style-name="P5">Интероперабельность – способность компонентов системы взаимодействовать между собой. (взимодействие с системой моделирования?)</text:p>
        </text:list-item>
        <text:list-item>
          <text:p text:style-name="P5">Дружественность интерфейса</text:p>
          <text:list>
            <text:list-item>
              <text:p text:style-name="P5">(интерфейса пользователя) – графический должен быть простым и интуитивно-понятным. (и несложным?)</text:p>
            </text:list-item>
            <text:list-item>
              <text:p text:style-name="P5">(программного интерфейса) – <text:s/>(интерфейс должен требовать реализацию (почти) минимального необходимого набора методов)</text:p>
            </text:list-item>
          </text:list>
        </text:list-item>
      </text:list>
      <text:p text:style-name="P3"/>
      <text:p text:style-name="P3">* Гибкость -- слои и сборка из слоёв.</text:p>
      <text:p text:style-name="P3">* Интерактивность (часть пользовательского интерфейса, часть адекватности)</text:p>
      <text:p text:style-name="P3">* Модульность -- система должна быть разбита на части, каждая из котороых представляет собой ?, и реализацию каждой части возможно будет имезнить не внося изменения в остальные. <text:soft-page-break/>(разные задачи, разнообразие визуализируемых данных, разные средства визуализации)</text:p>
      <text:p text:style-name="Standard"/>
      <text:p text:style-name="Standard">Статистически-обощённые режимы и режим наподобии микроскопа.</text:p>
      <text:p text:style-name="Standard"/>
      <text:p text:style-name="Standard"/>
      <text:p text:style-name="Standard"/>
      <text:h text:style-name="Heading_20_1" text:outline-level="1">Обзор существующих систем</text:h>
      <text:p text:style-name="Standard">* обзор ~20 систем по одной форме (gnuplot, octave).</text:p>
      <text:p text:style-name="Standard">* вывод, что ни одна система не соответствует в полной мере требованиям.</text:p>
      <text:p text:style-name="Standard"/>
      <text:p text:style-name="Standard"/>
      <text:h text:style-name="Heading_20_1" text:outline-level="1">Описание своей системы / <text:span text:style-name="T3">Aрхитектура</text:span></text:h>
      <text:p text:style-name="Standard"/>
      <text:p text:style-name="Standard"/>
      <text:p text:style-name="Standard"/>
      <text:h text:style-name="Heading_20_1" text:outline-level="1">Приложение/Пользователские функции</text:h>
      <text:p text:style-name="Standard"/>
      <text:p text:style-name="Standard"/>
      <text:h text:style-name="Heading_20_1" text:outline-level="1">Литература</text:h>
      <text:list xml:id="list684523987" text:style-name="L3">
        <text:list-item>
          <text:p text:style-name="P6"><text:a xlink:type="simple" xlink:href="http://www.osp.ru/os/1995/06/178768/">http://www.osp.ru/os/1995/06/178768/</text:a> - сво-ва открытых систем</text:p>
        </text:list-item>
        <text:list-item>
          <text:p text:style-name="P6">Аверилл М. Лоу, В. Дэвид Кельтон "Имитационное моделирование"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2-12-03T17:04:54</meta:creation-date>
    <dc:date>2013-03-20T13:35:11</dc:date>
    <meta:editing-duration>PT48M55S</meta:editing-duration>
    <meta:editing-cycles>30</meta:editing-cycles>
    <meta:generator>LibreOffice/3.6$Linux_X86_64 LibreOffice_project/360m1$Build-304</meta:generator>
    <meta:document-statistic meta:table-count="0" meta:image-count="0" meta:object-count="0" meta:page-count="2" meta:paragraph-count="30" meta:word-count="389" meta:character-count="3125" meta:non-whitespace-character-count="2775"/>
  </office:meta>
</office:document-meta>
</file>